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 Nazanin" svg:font-family="'B Nazanin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>
        <style:tab-stops>
          <style:tab-stop style:position="3.1339in" style:type="center"/>
          <style:tab-stop style:position="4.4862in"/>
          <style:tab-stop style:position="4.7126in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3.1339in" style:type="center"/>
          <style:tab-stop style:position="4.7126in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2.4902in"/>
        </style:tab-stops>
      </style:paragraph-properties>
    </style:style>
    <style:style style:name="P5" style:family="paragraph" style:parent-style-name="Standard">
      <style:paragraph-properties fo:text-align="justify" style:justify-single-word="false">
        <style:tab-stops>
          <style:tab-stop style:position="3.1339in" style:type="center"/>
          <style:tab-stop style:position="4.7126in"/>
        </style:tab-stops>
      </style:paragraph-properties>
      <style:text-properties fo:font-size="14pt" style:font-size-asian="14pt" style:font-name-complex="B Nazanin" style:font-size-complex="14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2.4902in"/>
        </style:tab-stops>
      </style:paragraph-properties>
      <style:text-properties fo:font-size="14pt" style:font-size-asian="14pt" style:font-name-complex="B Nazanin" style:font-size-complex="14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2.4902in"/>
        </style:tab-stops>
      </style:paragraph-properties>
      <style:text-properties fo:font-size="14pt" fo:font-weight="bold" style:font-size-asian="14pt" style:font-weight-asian="bold" style:font-name-complex="B Nazanin" style:font-size-complex="14pt" style:font-weight-complex="bold"/>
    </style:style>
    <style:style style:name="P8" style:family="paragraph" style:parent-style-name="Standard" style:master-page-name="Standard">
      <style:paragraph-properties fo:text-align="justify" style:justify-single-word="false" style:page-number="auto">
        <style:tab-stops>
          <style:tab-stop style:position="3.1339in" style:type="center"/>
          <style:tab-stop style:position="4.4862in"/>
          <style:tab-stop style:position="4.7126in"/>
        </style:tab-stops>
      </style:paragraph-properties>
    </style:style>
    <style:style style:name="P9" style:family="paragraph" style:parent-style-name="footnote_20_text" style:master-page-name="Converted1">
      <style:paragraph-properties style:page-number="auto"/>
    </style:style>
    <style:style style:name="P10" style:family="paragraph" style:parent-style-name="footnote_20_text" style:master-page-name="Converted2">
      <style:paragraph-properties style:page-number="auto"/>
    </style:style>
    <style:style style:name="T1" style:family="text">
      <style:text-properties fo:font-size="14pt" fo:font-weight="bold" style:font-size-asian="14pt" style:font-weight-asian="bold" style:font-name-complex="B Nazanin" style:font-size-complex="14pt" style:font-weight-complex="bold"/>
    </style:style>
    <style:style style:name="T2" style:family="text">
      <style:text-properties fo:font-size="14pt" style:font-size-asian="14pt" style:font-name-complex="B Nazanin" style:font-size-complex="14pt"/>
    </style:style>
    <style:style style:name="T3" style:family="text">
      <style:text-properties style:font-name-complex="B Nazanin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<text:tab/>دستگاههاي موسيقي ايران</text:span><text:span text:style-name="T1"><text:note text:id="ftn1" text:note-class="footnote"><text:note-citation>1</text:note-citation><text:note-body><text:p text:style-name="P9"><text:span text:style-name="footnote_20_reference"/> <text:span text:style-name="T3">. نظري به موسيقي ، روح الله خالقي ، جلد دوم ، صص 249 </text:span><text:span text:style-name="T4">–</text:span><text:span text:style-name="T3"> 125.</text:span></text:p></text:note-body></text:note></text:span><text:span text:style-name="T1"><text:tab/></text:span></text:p>
      <text:p text:style-name="P2"><text:span text:style-name="T1"><text:tab/></text:span></text:p>
      <text:p text:style-name="P3"><text:span text:style-name="T2">موسيقي ايران را شامل هفت دستگاه (آواز بزرگ) مي دانند و هر دستگاه شامل چند آواز كوچك <text:s/>، گوشه و نغمه است . </text:span></text:p>
      <text:p text:style-name="P3"><text:span text:style-name="T2">1 </text:span><text:span text:style-name="T5">–</text:span><text:span text:style-name="T2"> شور (الف : ابوعطا ، ب : بيات ترك (بيات زند) ، ج : افشاري ، د : دشتي )</text:span></text:p>
      <text:p text:style-name="P3"><text:span text:style-name="T2">2- ماهور <text:s text:c="18"/>3 </text:span><text:span text:style-name="T5">–</text:span><text:span text:style-name="T2">همايون <text:s text:c="31"/></text:span></text:p>
      <text:p text:style-name="P3"><text:span text:style-name="T2">4- نوا <text:s text:c="22"/>5 </text:span><text:span text:style-name="T5">–</text:span><text:span text:style-name="T2"> سه گاه </text:span></text:p>
      <text:p text:style-name="P3"><text:span text:style-name="T2">6 </text:span><text:span text:style-name="T5">–</text:span><text:span text:style-name="T2"> چهارگاه <text:s text:c="13"/>7- راست پنجگاه </text:span></text:p>
      <text:p text:style-name="P5"/>
      <text:p text:style-name="P4"><text:span text:style-name="T2">1- <text:s/></text:span><text:span text:style-name="T1">دستگاه شور</text:span><text:span text:style-name="T2"> : <text:s/>از متداول ترين دستگاهها در ميان مردم ايران است بخصوص متعلقات آن كه بين عامه معمول است . اين دستگاه با جذبه و لطف خاص خود حالتي بسيار شاعرانه و دلفريب دارد . از ملال و حزن دروني حكايت مي كند و گاه با ناله اي مؤثر و وقاري پوشيده از حجب و حيا همراه است</text:span><text:span text:style-name="T2"><text:note text:id="ftn2" text:note-class="footnote"><text:note-citation>2</text:note-citation><text:note-body><text:p text:style-name="P10"><text:span text:style-name="T3">است در اشخا</text:span><text:span text:style-name="footnote_20_reference"><text:span text:style-name="T3"/></text:span><text:span text:style-name="T3">. تأثيرات هر آواز ممكن ص مختلف متفاوت باشد ولي اين حالات عموميت دارد.</text:span></text:p></text:note-body></text:note></text:span><text:span text:style-name="T2"> . دستگاه شور ، نمونة كاملي از احساسات و اخلاقِ ملي اسلاف ماست . </text:span></text:p>
      <text:p text:style-name="P6"/>
      <text:p text:style-name="P4"><text:span text:style-name="T1">2- دستگاه ماهور : </text:span><text:span text:style-name="T2">اين دستگاه داراي طمأنينه و وقاري است كه ابهت و شكوت خاصي دارد . دستگاه ماهور حالتي نشاط آور و مهيج دارد كه به همين جهت مارش هاي با هيجان و پرشور نظامي اغلب در اين دستگاه (ماهور)است . </text:span></text:p>
      <text:p text:style-name="P6"/>
      <text:p text:style-name="P4"><text:span text:style-name="T1">3 </text:span><text:span text:style-name="T6">–</text:span><text:span text:style-name="T1"> دستگاه همايون :</text:span><text:span text:style-name="T2"> دستگاهي است با شكوه ، مجلل و آرام و در عين حال مؤثر و جذاب و دلربا ، كه پر از عظمت ، پختگي و سحر و فسون ماهرانه است همايون دستگاهي است تفكر برانگيز همراه با صفات و عواطف عالي .</text:span></text:p>
      <text:p text:style-name="P7"><text:bookmark-start text:name="_GoBack"/></text:p>
      <text:p text:style-name="P4"><text:span text:style-name="T1">آواز اصفهان (بيات اصفهان )</text:span><text:bookmark-end text:name="_GoBack"/><text:span text:style-name="T2"> : از آوازهاي قديم است كه آن را بيات اصفهان هم مي گويند آوازي است گاه شوخ و خوشحال و گاه محزون و غمگين </text:span><text:soft-page-break/><text:span text:style-name="T2">ولي در مجموع جذاب و دلرباست . تأثير اصفهان ، تأثير و حالتي بين غم و شادي است . </text:span></text:p>
      <text:p text:style-name="P6"/>
      <text:p text:style-name="P4"><text:span text:style-name="T1">4 </text:span><text:span text:style-name="T6">–</text:span><text:span text:style-name="T1"> دستگاه نوا :</text:span><text:span text:style-name="T2"> اين دستگاه داراي طمأنينه و وقاري است كه با هماهنگي ملايم و متوسط و نه چندان فرح بخش و نه زياد دردناك و محزون بيان احساسات مي كند . در موقع خستگي و فراغت ، شنيدن نوا بسيار مطبوع است و معمولاً آن را آواز خراب گفته و در آخر مجالس مي نواخته اند . </text:span></text:p>
      <text:p text:style-name="P6"/>
      <text:p text:style-name="P4"><text:span text:style-name="T1">5 </text:span><text:span text:style-name="T6">–</text:span><text:span text:style-name="T1"> دستگاه سه گاه :</text:span><text:span text:style-name="T2"> دستگاهي است غم انگيز و حزن آور كه ناله هايش مؤثر و از ته دل است و بيشتر يادگار دردها و رنجهاي نياكان ماست . </text:span></text:p>
      <text:p text:style-name="P6"/>
      <text:p text:style-name="P4"><text:span text:style-name="T1">6 </text:span><text:span text:style-name="T6">–</text:span><text:span text:style-name="T1"> دستگاه</text:span><text:span text:style-name="T2"> </text:span><text:span text:style-name="T1">چهارگاه</text:span><text:span text:style-name="T2"> : دستگاه چهارگاه نمونة كاملي است از تمام حالات و صفات موسيقي ما . زيرا درآمد آن مانند ماهور ، موقر و متين ، آواز زابل آن ، داراي حزني دروني است و آواز مخالف آن شكايت آميز ولي مانند همايون با تجربه و تواناست . چهارگاه هم شادي مي كند و هم گريه <text:s/>و زاري . گاهي مسرور است و زماني غم انگيز . </text:span></text:p>
      <text:p text:style-name="P6"/>
      <text:p text:style-name="P4"><text:span text:style-name="T1">7 </text:span><text:span text:style-name="T6">–</text:span><text:span text:style-name="T1"> دستگاه راست پنجگاه :</text:span><text:span text:style-name="T2"> در راست پنجگاه تغيير مقام به ساير آوازها (دستگاهها) بسيار است و هر قسمت آن حالت يكي از آوازها (دستگاهها) را نشان مي دهد . به همين جهت راست پنجگاه از ساير دستگاهها كاملتر است زيرا داراي تمام حالات و صفات دستگاههاي ديگر نيز هست . راست پنجگاه در حقيقت راهي است براي تمرين تغيير مقام <text:s/>به دستگاههاي ديگر و چنانكه از اسم آن هم <text:s/>بر <text:s/>مي آيد دراين دستگاه ، به پنج مقام مُدگردي (مدولاسيون يا تغيير مقام) مي شود . </text:span></text:p>
      <text:p text:style-name="P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 Nazanin" svg:font-family="'B Nazanin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fa" style:country-complex="IR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Calibri1" style:font-size-complex="11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footnote_20_text" style:display-name="footnote text" style:family="paragraph" style:parent-style-name="Standard" style:default-outline-level="">
      <style:paragraph-properties fo:margin-top="0in" fo:margin-bottom="0in" style:contextual-spacing="false" fo:line-height="100%"/>
      <style:text-properties fo:font-size="10pt" style:font-size-asian="10pt" style:font-size-complex="10pt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a TM</meta:initial-creator>
    <dc:creator>Aria TM</dc:creator>
    <meta:editing-cycles>2</meta:editing-cycles>
    <meta:print-date>2014-02-05T07:15:00</meta:print-date>
    <meta:creation-date>2014-02-05T07:31:00</meta:creation-date>
    <dc:date>2014-02-05T07:31:00</dc:date>
    <meta:editing-duration>PT1S</meta:editing-duration>
    <meta:generator>LibreOffice/4.1.3.2$Linux_x86 LibreOffice_project/410m0$Build-2</meta:generator>
    <meta:document-statistic meta:table-count="0" meta:image-count="0" meta:object-count="0" meta:page-count="2" meta:paragraph-count="17" meta:word-count="550" meta:character-count="2550" meta:non-whitespace-character-count="1904"/>
    <meta:user-defined meta:name="AppVersion">14.0000</meta:user-defined>
    <meta:user-defined meta:name="Company">sazgar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